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3.744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slika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4.655cm" svg:height="3.095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predmet:INT</text:span></text:p>
            <text:p text:style-name="P1"><text:span text:style-name="T1">opis: TEXT</text:span></text:p>
            <text:p text:style-name="P1"><text:span text:style-name="T1">vrijeme: TIMESTAMP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569cm" svg:x="32.118cm" svg:y="-2.374cm">
          <draw:text-box>
            <text:p text:style-name="P1"><text:span text:style-name="T1">predmet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>zakljucani_projekti:TINYINT</text:span></text:p>
            <text:p text:style-name="P1"><text:span text:style-name="T1"/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54.425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7.0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731cm" svg:x="39.812cm" svg:y="-2.35cm" svg:viewBox="0 0 4836 3732" svg:d="m0 3c0 1028 0 2051 0 3077 0 325 402 652 805 652 1076 0 2149 0 3225 0 402 0 806-327 806-652 0-1026 0-2049 0-3077 0-8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1.871cm" svg:y2="-4.135cm">
          <text:p/>
        </draw:line>
        <draw:line draw:style-name="gr7" draw:text-style-name="P2" draw:layer="layout" svg:x1="41.9cm" svg:y1="-4.12cm" svg:x2="41.9cm" svg:y2="-3.161cm">
          <text:p/>
        </draw:line>
        <draw:frame draw:style-name="gr6" draw:text-style-name="P2" draw:layer="layout" svg:width="0.283cm" svg:height="0.3cm" svg:x="39.921cm" svg:y="0.2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1.867cm" svg:y1="-3.888cm" svg:x2="41.271cm" svg:y2="-3.161cm">
          <text:p/>
        </draw:line>
        <draw:line draw:style-name="gr7" draw:text-style-name="P2" draw:layer="layout" svg:x1="42.694cm" svg:y1="-3.128cm" svg:x2="41.933cm" svg:y2="-3.855cm">
          <text:p/>
        </draw:line>
        <draw:ellipse draw:style-name="gr13" draw:text-style-name="P2" draw:layer="layout" svg:width="0.33cm" svg:height="0.23cm" svg:x="41.661cm" svg:y="-4.088cm">
          <text:p/>
        </draw:ellipse>
        <draw:frame draw:style-name="gr14" draw:text-style-name="P1" draw:layer="layout" svg:width="4.545cm" svg:height="4.043cm" svg:x="51.951cm" svg:y="4.186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VARCHAR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5.3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8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7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6.3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3.34cm" svg:height="1.199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0.757cm" svg:y="-4.898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2" draw:layer="layout" svg:width="0.832cm" svg:height="0.725cm" svg:x="50.818cm" svg:y="4.4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006cm" svg:y="4.477cm">
          <draw:text-box>
            <text:p><text:span text:style-name="T5">file</text:span></text:p>
          </draw:text-box>
        </draw:frame>
        <draw:frame draw:style-name="gr14" draw:text-style-name="P1" draw:layer="layout" svg:width="3.643cm" svg:height="3.095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opis:TEXT</text:span></text:p>
            <text:p text:style-name="P1"><text:span text:style-name="T1">naziv:VARCHAR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54.191cm" svg:y="11.188cm" svg:viewBox="0 0 4179 2967" svg:d="m0 3c0 816 0 1630 0 2446 0 258 348 518 696 518 929 0 1857 0 2786 0 348 0 697-260 697-518 0-816 0-1630 0-2446 0-7-4178 0-4179 0z">
          <text:p/>
        </draw:path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2.7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4" draw:text-style-name="P1" draw:layer="layout" svg:width="3.643cm" svg:height="3.095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opis: TEXT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naziv:VARCHAR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47.247cm" svg:y="13.116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5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4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naslov: VARCHAR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3cm" svg:height="0.3cm" svg:x="53.692cm" svg:y="19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2cm" svg:y="20.3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4cm" svg:y="21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14" draw:text-style-name="P1" draw:layer="layout" svg:width="4.545cm" svg:height="2.147cm" svg:x="45.089cm" svg:y="18.848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046cm">
          <draw:image xlink:href="Pictures/100002010000001000000010F520EFBD.png" xlink:type="simple" xlink:show="embed" xlink:actuate="onLoad">
            <text:p/>
          </draw:image>
        </draw:frame>
        <draw:frame draw:style-name="gr16" draw:text-style-name="P1" draw:layer="layout" svg:width="4.003cm" svg:height="1.673cm" svg:x="37.645cm" svg:y="18.916cm">
          <draw:text-box>
            <text:p text:style-name="P1"><text:span text:style-name="T1">post: INT</text:span></text:p>
            <text:p text:style-name="P1"><text:span text:style-name="T1">naslov: VARCHAR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2.071cm" svg:x="37.405cm" svg:y="18.928cm" svg:viewBox="0 0 4831 2072" svg:d="m0 2c0 570 0 1138 0 1708 0 180 402 362 805 362 1074 0 2146 0 3220 0 403 0 806-182 806-362 0-570 0-1138 0-1708 0-5-4830 0-4831 0z">
          <text:p/>
        </draw:path>
        <draw:frame draw:style-name="gr6" draw:text-style-name="P2" draw:layer="layout" svg:width="0.3cm" svg:height="0.3cm" svg:x="37.5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2" draw:layer="layout" svg:width="0.832cm" svg:height="0.725cm" svg:x="56.918cm" svg:y="4.493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56.888cm" svg:y="7.041cm">
          <draw:text-box>
            <text:p><text:span text:style-name="T5">file</text:span></text:p>
          </draw:text-box>
        </draw:frame>
        <draw:frame draw:style-name="gr6" draw:text-style-name="P2" draw:layer="layout" svg:width="0.283cm" svg:height="0.3cm" svg:x="51.822cm" svg:y="7.6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  <draw:frame draw:style-name="gr6" draw:text-style-name="P2" draw:layer="layout" svg:width="0.283cm" svg:height="0.3cm" svg:x="47.122cm" svg:y="-0.6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6.5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2.936cm" svg:height="1.199cm" svg:x="53.19cm" svg:y="-8.267cm">
          <draw:text-box>
            <text:p text:style-name="P1"><text:span text:style-name="T1">student: INT</text:span></text:p>
            <text:p text:style-name="P1"><text:span text:style-name="T1">projekat: INT</text:span></text:p>
          </draw:text-box>
        </draw:frame>
        <draw:custom-shape draw:style-name="gr3" draw:text-style-name="P2" draw:layer="layout" svg:width="0.519cm" svg:height="1.964cm" svg:x="56.361cm" svg:y="-8.15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2.703cm" svg:y="-8.255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2.702cm" svg:y="-9.029cm" svg:viewBox="0 0 3750 778" svg:d="m3750 778c0-389-313-778-625-778-834 0-1667 0-2501 0-312 0-624 389-624 778z">
          <text:p text:style-name="P4"><text:span text:style-name="T2">osoba_projekat</text:span></text:p>
        </draw:path>
        <draw:frame draw:style-name="gr6" draw:text-style-name="P2" draw:layer="layout" svg:width="0.3cm" svg:height="0.3cm" svg:x="52.834cm" svg:y="-8.02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2.834cm" svg:y="-7.521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4.319cm" svg:y1="-10.345cm" svg:x2="54.345cm" svg:y2="-9.015cm">
          <text:p/>
        </draw:line>
        <draw:line draw:style-name="gr7" draw:text-style-name="P2" draw:layer="layout" svg:x1="54.345cm" svg:y1="-9.379cm" svg:x2="54.014cm" svg:y2="-9.015cm">
          <text:p/>
        </draw:line>
        <draw:line draw:style-name="gr7" draw:text-style-name="P2" draw:layer="layout" svg:x1="54.312cm" svg:y1="-9.346cm" svg:x2="54.742cm" svg:y2="-9.015cm">
          <text:p/>
        </draw:line>
        <draw:frame draw:style-name="gr2" draw:text-style-name="P11" draw:layer="layout" svg:width="1.653cm" svg:height="0.64cm" svg:x="52.465cm" svg:y="-9.697cm">
          <draw:text-box>
            <text:p><text:span text:style-name="T4">student</text:span></text:p>
          </draw:text-box>
        </draw:frame>
        <draw:line draw:style-name="gr7" draw:text-style-name="P2" draw:layer="layout" svg:x1="52.09cm" svg:y1="-7.592cm" svg:x2="52.851cm" svg:y2="-7.195cm">
          <text:p/>
        </draw:line>
        <draw:line draw:style-name="gr7" draw:text-style-name="P2" draw:layer="layout" svg:x1="52.097cm" svg:y1="-7.612cm" svg:x2="52.792cm" svg:y2="-8.042cm">
          <text:p/>
        </draw:line>
        <draw:frame draw:style-name="gr2" draw:text-style-name="P12" draw:layer="layout" svg:width="2.013cm" svg:height="0.725cm" svg:x="50.464cm" svg:y="-8.604cm">
          <draw:text-box>
            <text:p><text:span text:style-name="T5">projekat</text:span></text:p>
          </draw:text-box>
        </draw:frame>
        <draw:ellipse draw:style-name="gr13" draw:text-style-name="P2" draw:layer="layout" svg:width="0.33cm" svg:height="0.282cm" svg:x="51.772cm" svg:y="-7.711cm">
          <text:p/>
        </draw:ellipse>
        <draw:ellipse draw:style-name="gr13" draw:text-style-name="P2" draw:layer="layout" svg:width="0.33cm" svg:height="0.23cm" svg:x="54.172cm" svg:y="-9.511cm">
          <text:p/>
        </draw:ellipse>
        <draw:line draw:style-name="gr7" draw:text-style-name="P2" draw:layer="layout" svg:x1="49.451cm" svg:y1="-7.541cm" svg:x2="52.679cm" svg:y2="-7.594cm">
          <text:p/>
        </draw:line>
        <draw:rect draw:style-name="gr7" draw:text-style-name="P2" draw:layer="layout" svg:width="14.42cm" svg:height="4.524cm" svg:x="31.164cm" svg:y="-10.251cm">
          <text:p/>
        </draw:rect>
        <draw:frame draw:style-name="gr6" draw:text-style-name="P2" draw:layer="layout" svg:width="0.3cm" svg:height="0.3cm" svg:x="32.022cm" svg:y="0.23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39.922cm" svg:y="0.7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3.001cm" svg:y1="-4.119cm" svg:x2="43.001cm" svg:y2="-3.16cm">
          <text:p/>
        </draw:line>
        <draw:line draw:style-name="gr7" draw:text-style-name="P2" draw:layer="layout" svg:x1="42.968cm" svg:y1="-3.887cm" svg:x2="42.372cm" svg:y2="-3.16cm">
          <text:p/>
        </draw:line>
        <draw:line draw:style-name="gr7" draw:text-style-name="P2" draw:layer="layout" svg:x1="43.805cm" svg:y1="-3.152cm" svg:x2="43.044cm" svg:y2="-3.879cm">
          <text:p/>
        </draw:line>
        <draw:ellipse draw:style-name="gr13" draw:text-style-name="P2" draw:layer="layout" svg:width="0.33cm" svg:height="0.23cm" svg:x="42.762cm" svg:y="-4.087cm">
          <text:p/>
        </draw:ellipse>
        <draw:frame draw:style-name="gr2" draw:text-style-name="P12" draw:layer="layout" svg:width="2.013cm" svg:height="0.725cm" svg:x="43.527cm" svg:y="-3.998cm">
          <draw:text-box>
            <text:p><text:span text:style-name="T5">projekat</text:span></text:p>
          </draw:text-box>
        </draw:frame>
        <draw:line draw:style-name="gr7" draw:text-style-name="P2" draw:layer="layout" svg:x1="42.927cm" svg:y1="-4.094cm" svg:x2="51.89cm" svg:y2="-4.11cm">
          <text:p/>
        </draw:line>
        <draw:frame draw:style-name="gr6" draw:text-style-name="P2" draw:layer="layout" svg:width="0.3cm" svg:height="0.3cm" svg:x="54.322cm" svg:y="13.3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3.7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5.642cm">
          <draw:image xlink:href="Pictures/100002010000001000000010B17B76B9.png" xlink:type="simple" xlink:show="embed" xlink:actuate="onLoad">
            <text:p/>
          </draw:image>
        </draw:frame>
        <draw:rect draw:style-name="gr7" draw:text-style-name="P2" draw:layer="layout" svg:width="7.495cm" svg:height="4.524cm" svg:x="44.74cm" svg:y="-3.19cm">
          <text:p/>
        </draw:rect>
        <draw:frame draw:style-name="gr6" draw:text-style-name="P2" draw:layer="layout" svg:width="0.3cm" svg:height="0.3cm" svg:x="39.943cm" svg:y="-0.224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5-06T09:59:45.57</dc:date>
    <dc:language>bs-BA</dc:language>
    <meta:editing-cycles>47</meta:editing-cycles>
    <meta:editing-duration>PT18H40M34S</meta:editing-duration>
    <meta:document-statistic meta:object-count="1241"/>
    <meta:user-defined meta:name="Info 1"/>
    <meta:user-defined meta:name="Info 2"/>
    <meta:user-defined meta:name="Info 3"/>
    <meta:user-defined meta:name="Info 4"/>
  </office:meta>
</office:document-meta>
</file>